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.905cm" svg:x="2.27cm" svg:y="16.875cm">
          <text:p text:style-name="P1">File Subsyst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2.86cm" svg:height="1.905cm" svg:x="2.27cm" svg:y="4.175cm">
          <text:p text:style-name="P1">Network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9.255cm" svg:y="6.715cm">
          <text:p text:style-name="P1">Command par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32cm" svg:height="1.905cm" svg:x="2.27cm" svg:y="14.335cm"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2.27cm" svg:y="6.715cm">
          <text:p text:style-name="P1">Sharding Control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2.27cm" svg:y="11.795cm">
          <text:p text:style-name="P1">Index 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16.24cm" svg:y="6.715cm">
          <text:p text:style-name="P1">Security 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065cm" svg:height="1.905cm" draw:transform="rotate (1.5707963267946) translate (23.224cm 18.78cm)">
          <text:p text:style-name="P1">Common Utilities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20.32cm" svg:height="1.904cm" svg:x="2.27cm" svg:y="9.255cm">
          <text:p text:style-name="P1">DB Controll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ross </meta:initial-creator>
    <meta:creation-date>2011-09-11T18:37:37</meta:creation-date>
    <dc:date>2011-09-11T18:47:45</dc:date>
    <dc:creator>Cross </dc:creator>
    <meta:editing-duration>PT10M10S</meta:editing-duration>
    <meta:editing-cycles>2</meta:editing-cycles>
    <meta:generator>LibreOffice/3.3$Unix LibreOffice_project/330m19$Build-301</meta:generator>
    <meta:document-statistic meta:object-count="9"/>
  </office:meta>
</office:document-meta>
</file>